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025cm" draw:marker-start-width="0.33cm" draw:marker-end="Arrow" draw:marker-end-width="0.33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Fine_20_Dashed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 Flow" draw:style-name="dp1" draw:master-page-name="Default">
        <draw:custom-shape draw:style-name="gr1" draw:text-style-name="P2" xml:id="id12" draw:id="id12" draw:layer="layout" svg:width="2.5cm" svg:height="1.5cm" svg:x="5.54cm" svg:y="15.04cm">
          <text:p text:style-name="P1"><text:span text:style-name="T1">Spea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cm" svg:height="2.5cm" svg:x="10.04cm" svg:y="14.54cm">
          <text:p text:style-name="P1"><text:span text:style-name="T1">Sound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5cm" svg:height="2.5cm" svg:x="17.54cm" svg:y="14.54cm">
          <text:p text:style-name="P1"><text:span text:style-name="T1">Data</text:span></text:p>
          <text:p text:style-name="P1"><text:span text:style-name="T1">Interpre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cm" svg:height="2.5cm" svg:x="21.54cm" svg:y="14.54cm">
          <text:p text:style-name="P1"><text:span text:style-name="T1">Data</text:span></text:p>
          <text:p text:style-name="P1"><text:span text:style-name="T1">Liste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2.5cm" svg:x="17.54cm" svg:y="7.54cm">
          <draw:glue-point draw:id="4" svg:x="-5cm" svg:y="-2.142cm"/>
          <draw:glue-point draw:id="5" svg:x="-5cm" svg:y="2.142cm"/>
          <draw:glue-point draw:id="6" svg:x="1cm" svg:y="-1cm"/>
          <text:p text:style-name="P1"><text:span text:style-name="T1">Sensor</text:span></text:p>
          <text:p text:style-name="P1"><text:span text:style-name="T1">R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cm" svg:height="2.5cm" svg:x="21.54cm" svg:y="7.54cm">
          <text:p text:style-name="P1"><text:span text:style-name="T1">Data</text:span></text:p>
          <text:p text:style-name="P1"><text:span text:style-name="T1">Sen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11cm" svg:y="23cm">
          <text:p text:style-name="P1"><text:span text:style-name="T1">P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1.5cm" svg:x="13.58cm" svg:y="8.04cm">
          <text:p text:style-name="P1"><text:span text:style-name="T1">COM</text:span></text:p>
          <text:p text:style-name="P1"><text:span text:style-name="T1">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5.5cm" svg:x="6.54cm" svg:y="6.04cm">
          <draw:glue-point draw:id="4" svg:x="-5cm" svg:y="2.272cm"/>
          <draw:glue-point draw:id="5" svg:x="-5cm" svg:y="-2.272cm"/>
          <draw:glue-point draw:id="6" svg:x="5cm" svg:y="-2.142cm"/>
          <draw:glue-point draw:id="7" svg:x="5cm" svg:y="2.142cm"/>
          <text:p text:style-name="P1"><text:span text:style-name="T1">Dong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cm" svg:height="1cm" svg:x="2.54cm" svg:y="7.04cm">
          <text:p text:style-name="P1"><text:span text:style-name="T1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cm" svg:height="1cm" svg:x="2.54cm" svg:y="9.54cm">
          <text:p text:style-name="P1"><text:span text:style-name="T1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4.54cm" svg:y1="7.54cm" svg:x2="6.54cm" svg:y2="7.541cm" draw:start-shape="id1" draw:start-glue-point="1" draw:end-shape="id2" draw:end-glue-point="5" svg:d="m4540 7540h1000v1h1000">
          <text:p/>
        </draw:connector>
        <draw:connector draw:style-name="gr3" draw:text-style-name="P1" draw:layer="layout" svg:x1="4.54cm" svg:y1="10.04cm" svg:x2="6.54cm" svg:y2="10.039cm" draw:start-shape="id3" draw:start-glue-point="1" draw:end-shape="id2" draw:end-glue-point="4" svg:d="m4540 10040h1000v-1h1000">
          <text:p/>
        </draw:connector>
        <draw:connector draw:style-name="gr3" draw:text-style-name="P1" draw:layer="layout" svg:x1="8.54cm" svg:y1="8.79cm" svg:x2="10.04cm" svg:y2="8.79cm" draw:start-shape="id2" draw:end-shape="id4" draw:end-glue-point="3" svg:d="m8540 8790h1500">
          <text:p/>
        </draw:connector>
        <draw:connector draw:style-name="gr3" draw:text-style-name="P1" draw:layer="layout" svg:x1="15.58cm" svg:y1="8.79cm" svg:x2="17.54cm" svg:y2="8.79cm" draw:start-shape="id5" draw:start-glue-point="1" draw:end-shape="id6" draw:end-glue-point="3" svg:d="m15580 8790h1960">
          <text:p/>
        </draw:connector>
        <draw:connector draw:style-name="gr3" draw:text-style-name="P1" draw:layer="layout" svg:x1="20.04cm" svg:y1="8.79cm" svg:x2="21.54cm" svg:y2="8.79cm" draw:start-shape="id6" draw:start-glue-point="1" draw:end-shape="id7" draw:end-glue-point="3" svg:d="m20040 8790h1500">
          <text:p/>
        </draw:connector>
        <draw:connector draw:style-name="gr3" draw:text-style-name="P1" draw:layer="layout" svg:x1="22.79cm" svg:y1="10.04cm" svg:x2="22.79cm" svg:y2="14.54cm" draw:start-shape="id7" draw:start-glue-point="2" draw:end-shape="id8" draw:end-glue-point="0" svg:d="m22790 10040v4500">
          <text:p/>
        </draw:connector>
        <draw:connector draw:style-name="gr3" draw:text-style-name="P1" draw:layer="layout" svg:x1="21.54cm" svg:y1="15.79cm" svg:x2="20.04cm" svg:y2="15.79cm" draw:start-shape="id8" draw:start-glue-point="3" draw:end-shape="id9" draw:end-glue-point="1" svg:d="m21540 15790h-1500">
          <text:p/>
        </draw:connector>
        <draw:custom-shape draw:style-name="gr1" draw:text-style-name="P2" xml:id="id10" draw:id="id10" draw:layer="layout" svg:width="2cm" svg:height="1.5cm" svg:x="14.04cm" svg:y="15.04cm">
          <text:p text:style-name="P1"><text:span text:style-name="T1">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7.54cm" svg:y1="15.79cm" svg:x2="16.04cm" svg:y2="15.79cm" draw:start-shape="id9" draw:start-glue-point="3" draw:end-shape="id10" draw:end-glue-point="1" svg:d="m17540 15790h-1500">
          <text:p/>
        </draw:connector>
        <draw:connector draw:style-name="gr3" draw:text-style-name="P1" draw:layer="layout" svg:x1="14.04cm" svg:y1="15.79cm" svg:x2="11.54cm" svg:y2="15.79cm" draw:start-shape="id10" draw:start-glue-point="3" draw:end-shape="id11" draw:end-glue-point="1" svg:d="m14040 15790h-2500">
          <text:p/>
        </draw:connector>
        <draw:connector draw:style-name="gr3" draw:text-style-name="P1" draw:layer="layout" svg:x1="10.04cm" svg:y1="15.79cm" svg:x2="8.04cm" svg:y2="15.79cm" draw:start-shape="id11" draw:start-glue-point="3" draw:end-shape="id12" draw:end-glue-point="1" svg:d="m10040 15790h-2000">
          <text:p/>
        </draw:connector>
        <draw:line draw:style-name="gr4" draw:text-style-name="P1" draw:layer="layout" svg:x1="21.04cm" svg:y1="12.54cm" svg:x2="25.04cm" svg:y2="12.54cm">
          <text:p/>
        </draw:line>
        <draw:custom-shape draw:style-name="gr5" draw:text-style-name="P2" draw:layer="layout" svg:width="1.5cm" svg:height="1cm" svg:x="23.04cm" svg:y="11.54cm">
          <text:p text:style-name="P1"><text:span text:style-name="T1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1cm" svg:height="4.5cm" svg:x="13.54cm" svg:y="1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2cm" svg:height="1cm" svg:x="19.5cm" svg:y="13.04cm">
          <text:p text:style-name="P1"><text:span text:style-name="T1">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8cm" svg:height="5.5cm" svg:x="16.54cm" svg:y="6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cm" svg:height="1cm" svg:x="20.54cm" svg:y="5.54cm">
          <text:p text:style-name="P1"><text:span text:style-name="T1">Pyth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.4cm" svg:height="13.46cm" svg:x="12.54cm" svg:y="5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cm" svg:height="1cm" svg:x="18.04cm" svg:y="4.54cm">
          <text:p text:style-name="P1"><text:span text:style-name="T1">Wind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6.36cm" svg:height="15cm" svg:x="9.04cm" svg:y="4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cm" svg:height="1cm" svg:x="16.54cm" svg:y="3.54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54cm" svg:height="2.5cm" svg:x="10.04cm" svg:y="7.54cm">
          <draw:glue-point draw:id="4" svg:x="-5cm" svg:y="2.272cm"/>
          <draw:glue-point draw:id="5" svg:x="-5cm" svg:y="-2.272cm"/>
          <draw:glue-point draw:id="6" svg:x="5cm" svg:y="-2.142cm"/>
          <draw:glue-point draw:id="7" svg:x="5cm" svg:y="2.142cm"/>
          <text:p text:style-name="P1"><text:span text:style-name="T1">USB</text:span></text:p>
          <text:p text:style-name="P1"><text:span text:style-name="T1">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58cm" svg:y1="8.79cm" svg:x2="13.58cm" svg:y2="8.79cm" draw:start-shape="id4" draw:start-glue-point="1" draw:end-shape="id5" draw:end-glue-point="3" svg:d="m11580 8790h2000">
          <text:p/>
        </draw:connector>
        <draw:line draw:style-name="gr8" draw:text-style-name="P1" draw:layer="layout" svg:x1="5.54cm" svg:y1="6.04cm" svg:x2="5.54cm" svg:y2="11.54cm">
          <text:p/>
        </draw:line>
        <draw:custom-shape draw:style-name="gr5" draw:text-style-name="P2" draw:layer="layout" svg:width="1.5cm" svg:height="1cm" svg:x="4.84cm" svg:y="5.04cm">
          <text:p text:style-name="P1"><text:span text:style-name="T1">Wirel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2.54cm" fo:margin-right="2.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lian Dumitrascu</meta:initial-creator>
    <meta:creation-date>2012-05-10T09:45:48</meta:creation-date>
    <dc:date>2015-02-05T15:17:08</dc:date>
    <meta:editing-duration>PT1H24M57S</meta:editing-duration>
    <meta:editing-cycles>16</meta:editing-cycles>
    <meta:generator>OpenOffice/4.0.0$Win32 OpenOffice.org_project/400m3$Build-9702</meta:generator>
    <meta:print-date>2012-05-10T11:18:40.55</meta:print-date>
    <dc:creator>Stelian Dumitrascu</dc:creator>
    <meta:document-statistic meta:object-count="36"/>
  </office:meta>
</office:document-meta>
</file>